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sender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4cm" svg:height="3.095cm" svg:x="18.1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sender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7.3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49cm" svg:height="3.806cm" svg:x="1.638cm" svg:y="13.253cm">
          <draw:text-box>
            <text:p text:style-name="P2"><text:span text:style-name="T1">id</text:span></text:p>
            <text:p text:style-name="P2">node</text:p>
            <text:p text:style-name="P2">clusterLeaderNode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7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2.653cm" svg:height="0.962cm" svg:x="23.703cm" svg:y="5.733cm">
          <draw:text-box>
            <text:p><text:span text:style-name="T2">Sender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1.56cm" svg:height="0.962cm" svg:x="22.001cm" svg:y="8.617cm">
          <draw:text-box>
            <text:p>0..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2-01-17T14:34:40</dc:date>
    <meta:editing-duration>PT4H26M54S</meta:editing-duration>
    <meta:editing-cycles>23</meta:editing-cycles>
    <meta:generator>LibreOffice/3.4$Unix LibreOffice_project/340m1$Build-402</meta:generator>
    <dc:creator>Ferry Huberts</dc:creator>
    <meta:document-statistic meta:object-count="30"/>
  </office:meta>
</office:document-meta>
</file>